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M</text:p>
          </table:table-cell>
          <table:table-cell table:style-name="ce1" office:value-type="string" calcext:value-type="string">
            <text:p>BDT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IML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JANA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SUM([.D2:.H2])" office:value-type="float" office:value="180" calcext:value-type="float">
            <text:p>180</text:p>
          </table:table-cell>
          <table:table-cell table:formula="of:=[.I2]/5"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NNROSE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SUM([.D3:.H3])" office:value-type="float" office:value="190" calcext:value-type="float">
            <text:p>190</text:p>
          </table:table-cell>
          <table:table-cell table:formula="of:=[.I3]/5"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NUPRIY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SUM([.D4:.H4])" office:value-type="float" office:value="210" calcext:value-type="float">
            <text:p>210</text:p>
          </table:table-cell>
          <table:table-cell table:formula="of:=[.I4]/5" office:value-type="float" office:value="42" calcext:value-type="float">
            <text:p>4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USMITHA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formula="of:=SUM([.D5:.H5])" office:value-type="float" office:value="175" calcext:value-type="float">
            <text:p>175</text:p>
          </table:table-cell>
          <table:table-cell table:formula="of:=[.I5]/5" office:value-type="float" office:value="35" calcext:value-type="float">
            <text:p>3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RCHA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SUM([.D6:.H6])" office:value-type="float" office:value="210" calcext:value-type="float">
            <text:p>210</text:p>
          </table:table-cell>
          <table:table-cell table:formula="of:=[.I6]/5" office:value-type="float" office:value="42" calcext:value-type="float">
            <text:p>4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RYA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D7:.H7])" office:value-type="float" office:value="160" calcext:value-type="float">
            <text:p>160</text:p>
          </table:table-cell>
          <table:table-cell table:formula="of:=[.I7]/5" office:value-type="float" office:value="32" calcext:value-type="float">
            <text:p>3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SWATH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D8:.H8])" office:value-type="float" office:value="180" calcext:value-type="float">
            <text:p>180</text:p>
          </table:table-cell>
          <table:table-cell table:formula="of:=[.I8]/5" office:value-type="float" office:value="36" calcext:value-type="float">
            <text:p>3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THULYA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SUM([.D9:.H9])" office:value-type="float" office:value="205" calcext:value-type="float">
            <text:p>205</text:p>
          </table:table-cell>
          <table:table-cell table:formula="of:=[.I9]/5" office:value-type="float" office:value="41" calcext:value-type="float">
            <text:p>4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EEMA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SUM([.D10:.H10])" office:value-type="float" office:value="230" calcext:value-type="float">
            <text:p>230</text:p>
          </table:table-cell>
          <table:table-cell table:formula="of:=[.I10]/5"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EXY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SUM([.D11:.H11])" office:value-type="float" office:value="225" calcext:value-type="float">
            <text:p>225</text:p>
          </table:table-cell>
          <table:table-cell table:formula="of:=[.I11]/5"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9:41:12.143036086</meta:creation-date>
    <dc:date>2020-02-17T20:07:59.256795891</dc:date>
    <meta:editing-duration>PT4M26S</meta:editing-duration>
    <meta:editing-cycles>1</meta:editing-cycles>
    <meta:document-statistic meta:table-count="1" meta:cell-count="110" meta:object-count="0"/>
    <meta:generator>LibreOffice/5.1.6.2$Linux_X86_64 LibreOffice_project/10m0$Build-2</meta:generator>
  </office:meta>
</office:document-meta>
</file>